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.Error( String [ ] tokens , int line , String message , Recognition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rrorListen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Listener.reportRecognitionError( String [ ] tokens , int line , String message , Recognition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